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518cm" svg:height="0.962cm" svg:x="4.8cm" svg:y="8.5cm">
          <draw:text-box>
            <text:p>Lex</text:p>
          </draw:text-box>
        </draw:frame>
        <draw:frame draw:style-name="gr1" draw:layer="layout" svg:width="1.857cm" svg:height="0.962cm" svg:x="4.6cm" svg:y="10.3cm">
          <draw:text-box>
            <text:p>Yacc</text:p>
          </draw:text-box>
        </draw:frame>
        <draw:frame draw:style-name="gr1" draw:layer="layout" svg:width="5.438cm" svg:height="0.962cm" svg:x="8.8cm" svg:y="5.6cm">
          <draw:text-box>
            <text:p>Flash File Format</text:p>
          </draw:text-box>
        </draw:frame>
        <draw:frame draw:style-name="gr1" draw:layer="layout" svg:width="2.369cm" svg:height="0.962cm" svg:x="10.3cm" svg:y="9.4cm">
          <draw:text-box>
            <text:p>Par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0T11:22:20.477114209</meta:creation-date>
    <dc:date>2014-07-20T11:32:26.973121771</dc:date>
    <meta:editing-duration>P0D</meta:editing-duration>
    <meta:editing-cycles>1</meta:editing-cycles>
    <meta:document-statistic meta:object-count="4"/>
    <meta:generator>LibreOffice/4.2.4.2$Linux_X86_64 LibreOffice_project/420m0$Build-2</meta:generator>
  </office:meta>
</office:document-meta>
</file>